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0.511cm"/>
    </style:style>
    <style:style style:name="gr2" style:family="graphic" style:parent-style-name="standard">
      <style:graphic-properties draw:stroke="none" draw:fill="none" fo:min-height="0.553cm"/>
    </style:style>
    <style:style style:name="gr3" style:family="graphic" style:parent-style-name="standard">
      <style:graphic-properties draw:stroke="none" draw:fill="none" fo:min-height="0.564cm"/>
    </style:style>
    <style:style style:name="gr4" style:family="graphic" style:parent-style-name="standard">
      <style:graphic-properties draw:stroke="none" draw:fill="none" fo:min-height="0.447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P1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8pt" style:font-size-asian="8pt" style:font-size-complex="8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2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1.453cm" svg:height="0.761cm" svg:x="0.601cm" svg:y="0.326cm">
          <draw:text-box>
            <text:p><text:span text:style-name="T1"><text:s/></text:span><text:span text:style-name="T1">د <text:s text:c="2"/>ڈ <text:s text:c="3"/>ذ</text:span></text:p>
          </draw:text-box>
        </draw:frame>
        <draw:frame draw:style-name="gr2" draw:layer="layout" svg:width="0.637cm" svg:height="0.803cm" svg:x="2.679cm" svg:y="0.543cm">
          <draw:text-box>
            <text:p><text:span text:style-name="T2">ذ</text:span></text:p>
          </draw:text-box>
        </draw:frame>
        <draw:frame draw:style-name="gr2" draw:layer="layout" svg:width="0.637cm" svg:height="0.803cm" svg:x="5.673cm" svg:y="0.504cm">
          <draw:text-box>
            <text:p><text:span text:style-name="T2">b</text:span></text:p>
          </draw:text-box>
        </draw:frame>
        <draw:frame draw:style-name="gr2" draw:layer="layout" svg:width="0.637cm" svg:height="0.803cm" svg:x="2.682cm" svg:y="1.119cm">
          <draw:text-box>
            <text:p><text:span text:style-name="T2">د</text:span></text:p>
          </draw:text-box>
        </draw:frame>
        <draw:frame draw:style-name="gr3" draw:layer="layout" svg:width="0.637cm" svg:height="0.814cm" svg:x="4.82cm" svg:y="0.752cm">
          <draw:text-box>
            <text:p><text:span text:style-name="T2">ر</text:span></text:p>
          </draw:text-box>
        </draw:frame>
        <draw:frame draw:style-name="gr4" draw:layer="layout" svg:width="0.612cm" svg:height="0.697cm" svg:x="1.977cm" svg:y="0.27cm">
          <draw:text-box>
            <text:p><text:span text:style-name="T1">ر</text:span></text:p>
          </draw:text-box>
        </draw:frame>
        <draw:frame draw:style-name="gr5" draw:layer="layout" svg:width="1.521cm" svg:height="2.571cm" svg:x="0.858cm" svg:y="0.80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1.131cm" svg:height="1.279cm" svg:x="6.276cm" svg:y="1.85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637cm" svg:height="0.803cm" svg:x="5.693cm" svg:y="0.767cm">
          <draw:text-box>
            <text:p><text:span text:style-name="T2">a</text:span></text:p>
          </draw:text-box>
        </draw:frame>
        <draw:frame draw:style-name="gr2" draw:layer="layout" svg:width="0.637cm" svg:height="0.803cm" svg:x="2.664cm" svg:y="0.843cm">
          <draw:text-box>
            <text:p><text:span text:style-name="T2">ڈ</text:span></text:p>
          </draw:text-box>
        </draw:frame>
        <draw:frame draw:style-name="gr2" draw:layer="layout" svg:width="1.575cm" svg:height="0.803cm" svg:x="6.153cm" svg:y="1.324cm">
          <draw:text-box>
            <text:p><text:span text:style-name="T2">a+b=c</text:span></text:p>
          </draw:text-box>
        </draw:frame>
        <draw:frame draw:style-name="gr2" draw:layer="layout" svg:width="0.625cm" svg:height="0.803cm" svg:x="7.231cm" svg:y="0.581cm">
          <draw:text-box>
            <text:p><text:span text:style-name="T2">c</text:span></text:p>
          </draw:text-box>
        </draw:frame>
        <draw:frame draw:style-name="gr2" draw:text-style-name="P3" draw:layer="layout" svg:width="3.029cm" svg:height="1.586cm" svg:x="2.974cm" svg:y="1.777cm">
          <draw:text-box>
            <text:p text:style-name="P2"><text:span text:style-name="T1">دھان رہے کہ گیٹ سے ایک جمع ایک مساوی ایک حاصل ہوتا ہے</text:span></text:p>
          </draw:text-box>
        </draw:frame>
        <draw:g>
          <draw:polygon draw:style-name="gr6" draw:text-style-name="P4" draw:layer="layout" svg:width="0.387cm" svg:height="0cm" svg:x="6.85cm" svg:y="1.032cm" svg:viewBox="0 0 388 0" draw:points="0,0 388,0">
            <text:p/>
          </draw:polygon>
          <draw:g>
            <draw:polygon draw:style-name="gr7" draw:text-style-name="P4" draw:layer="layout" svg:width="0.387cm" svg:height="0cm" svg:x="6.242cm" svg:y="0.912cm" svg:viewBox="0 0 388 0" draw:points="0,0 388,0">
              <text:p/>
            </draw:polygon>
            <draw:polygon draw:style-name="gr8" draw:text-style-name="P4" draw:layer="layout" svg:width="0.387cm" svg:height="0cm" svg:x="6.242cm" svg:y="1.152cm" svg:viewBox="0 0 388 0" draw:points="0,0 388,0">
              <text:p/>
            </draw:polygon>
            <draw:path draw:style-name="gr9" draw:text-style-name="P4" draw:layer="layout" svg:width="0.123cm" svg:height="0.452cm" svg:x="6.539cm" svg:y="0.807cm" svg:viewBox="0 0 124 453" svg:d="m0 0c76 48 124 131 124 229 0 95-45 176-117 224">
              <text:p/>
            </draw:path>
          </draw:g>
          <draw:path draw:style-name="gr10" draw:text-style-name="P4" draw:layer="layout" svg:width="0.305cm" svg:height="0.222cm" svg:x="6.546cm" svg:y="0.812cm" svg:viewBox="0 0 306 223" svg:d="m0 0c147 0 267 91 306 223">
            <text:p/>
          </draw:path>
          <draw:path draw:style-name="gr11" draw:text-style-name="P4" draw:layer="layout" svg:width="-0.305cm" svg:height="-0.222cm" svg:x="6.853cm" svg:y="1.254cm" svg:viewBox="0 0 -306 -223" svg:d="m306 0c-147 0-267 91-306 223">
            <text:p/>
          </draw:path>
        </draw:g>
        <draw:g>
          <draw:polygon draw:style-name="gr12" draw:text-style-name="P4" draw:layer="layout" svg:width="0.764cm" svg:height="0cm" svg:x="4.319cm" svg:y="1.219cm" svg:viewBox="0 0 765 0" draw:points="0,0 765,0">
            <text:p/>
          </draw:polygon>
          <draw:g>
            <draw:polygon draw:style-name="gr13" draw:text-style-name="P4" draw:layer="layout" svg:width="0.764cm" svg:height="0cm" svg:x="3.128cm" svg:y="1.001cm" svg:viewBox="0 0 765 0" draw:points="0,0 765,0">
              <text:p/>
            </draw:polygon>
            <draw:polygon draw:style-name="gr14" draw:text-style-name="P4" draw:layer="layout" svg:width="0.764cm" svg:height="0cm" svg:x="3.128cm" svg:y="1.432cm" svg:viewBox="0 0 765 0" draw:points="0,0 765,0">
              <text:p/>
            </draw:polygon>
            <draw:path draw:style-name="gr15" draw:text-style-name="P4" draw:layer="layout" svg:width="0.244cm" svg:height="0.812cm" svg:x="3.714cm" svg:y="0.813cm" svg:viewBox="0 0 245 813" svg:d="m0 0c150 86 245 235 245 411 0 170-89 316-231 402">
              <text:p/>
            </draw:path>
          </draw:g>
          <draw:path draw:style-name="gr16" draw:text-style-name="P4" draw:layer="layout" svg:width="0.602cm" svg:height="0.399cm" svg:x="3.727cm" svg:y="0.822cm" svg:viewBox="0 0 603 400" svg:d="m0 0c290 0 527 163 603 400">
            <text:p/>
          </draw:path>
          <draw:path draw:style-name="gr17" draw:text-style-name="P4" draw:layer="layout" svg:width="-0.602cm" svg:height="-0.399cm" svg:x="4.333cm" svg:y="1.615cm" svg:viewBox="0 0 -603 -400" svg:d="m603 0c-289 0-526 163-603 400">
            <text:p/>
          </draw:path>
          <draw:polygon draw:style-name="gr18" draw:text-style-name="P4" draw:layer="layout" svg:width="0.853cm" svg:height="0.003cm" svg:x="3.118cm" svg:y="1.201cm" svg:viewBox="0 0 854 4" draw:points="0,4 854,0">
            <text:p/>
          </draw:polygon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halid khan</meta:initial-creator>
    <meta:creation-date>2011-02-25T16:05:46</meta:creation-date>
    <dc:date>2011-11-13T18:18:33</dc:date>
    <dc:creator>khalid khan</dc:creator>
    <meta:editing-duration>PT6H13M15S</meta:editing-duration>
    <meta:editing-cycles>25</meta:editing-cycles>
    <meta:generator>LibreOffice/3.4$Linux LibreOffice_project/340m1$Build-402</meta:generator>
    <meta:document-statistic meta:object-count="30"/>
  </office:meta>
</office:document-meta>
</file>

<file path=Object 1/content.xml><?xml version="1.0" encoding="utf-8"?>
<math xmlns="http://www.w3.org/1998/Math/MathML">
  <semantics>
    <mrow>
      <mtable>
        <mtr>
          <mtd>
            <mrow>
              <mrow>
                <mrow>
                  <mrow>
                    <mn>0</mn>
                    <mo stretchy="false">+</mo>
                    <mn>0</mn>
                  </mrow>
                  <mo stretchy="false">+</mo>
                  <mn>0</mn>
                </mrow>
                <mo stretchy="false">=</mo>
                <mn>0</mn>
              </mrow>
            </mrow>
          </mtd>
        </mtr>
        <mtr>
          <mtd>
            <mrow>
              <mrow>
                <mrow>
                  <mrow>
                    <mn>0</mn>
                    <mo stretchy="false">+</mo>
                    <mn>0</mn>
                  </mrow>
                  <mo stretchy="false">+</mo>
                  <mn>1</mn>
                </mrow>
                <mo stretchy="false">=</mo>
                <mn>1</mn>
              </mrow>
            </mrow>
          </mtd>
        </mtr>
        <mtr>
          <mtd>
            <mrow>
              <mrow>
                <mrow>
                  <mrow>
                    <mn>0</mn>
                    <mo stretchy="false">+</mo>
                    <mn>1</mn>
                  </mrow>
                  <mo stretchy="false">+</mo>
                  <mn>0</mn>
                </mrow>
                <mo stretchy="false">=</mo>
                <mn>1</mn>
              </mrow>
            </mrow>
          </mtd>
        </mtr>
        <mtr>
          <mtd>
            <mrow>
              <mrow>
                <mrow>
                  <mrow>
                    <mn>0</mn>
                    <mo stretchy="false">+</mo>
                    <mn>1</mn>
                  </mrow>
                  <mo stretchy="false">+</mo>
                  <mn>1</mn>
                </mrow>
                <mo stretchy="false">=</mo>
                <mn>1</mn>
              </mrow>
            </mrow>
          </mtd>
        </mtr>
        <mtr>
          <mtd>
            <mrow>
              <mrow>
                <mrow>
                  <mrow>
                    <mn>1</mn>
                    <mo stretchy="false">+</mo>
                    <mn>0</mn>
                  </mrow>
                  <mo stretchy="false">+</mo>
                  <mn>0</mn>
                </mrow>
                <mo stretchy="false">=</mo>
                <mn>1</mn>
              </mrow>
            </mrow>
          </mtd>
        </mtr>
        <mtr>
          <mtd>
            <mrow>
              <mrow>
                <mrow>
                  <mrow>
                    <mn>1</mn>
                    <mo stretchy="false">+</mo>
                    <mn>0</mn>
                  </mrow>
                  <mo stretchy="false">+</mo>
                  <mn>1</mn>
                </mrow>
                <mo stretchy="false">=</mo>
                <mn>1</mn>
              </mrow>
            </mrow>
          </mtd>
        </mtr>
        <mtr>
          <mtd>
            <mrow>
              <mrow>
                <mrow>
                  <mrow>
                    <mn>1</mn>
                    <mo stretchy="false">+</mo>
                    <mn>1</mn>
                  </mrow>
                  <mo stretchy="false">+</mo>
                  <mn>0</mn>
                </mrow>
                <mo stretchy="false">=</mo>
                <mn>1</mn>
              </mrow>
            </mrow>
          </mtd>
        </mtr>
        <mtr>
          <mtd>
            <mrow>
              <mrow>
                <mrow>
                  <mrow>
                    <mn>1</mn>
                    <mo stretchy="false">+</mo>
                    <mn>1</mn>
                  </mrow>
                  <mo stretchy="false">+</mo>
                  <mn>1</mn>
                </mrow>
                <mo stretchy="false">=</mo>
                <mn>1</mn>
              </mrow>
            </mrow>
          </mtd>
        </mtr>
      </mtable>
    </mrow>
    <annotation encoding="StarMath 5.0">stack{
alignl 0+0+0 =0 #
alignl 0+0+1 =1 #
alignl 0+1+0 =1 #
alignl 0+1+1 =1 #
alignl 1+0+0 =1 #
alignl 1+0+1 =1 #
alignl 1+1+0 =1 #
alignl 1+1+1 =1 }</annotation>
  </semantics>
</math>
</file>

<file path=Object 2/content.xml><?xml version="1.0" encoding="utf-8"?>
<math xmlns="http://www.w3.org/1998/Math/MathML">
  <semantics>
    <mrow>
      <mtable>
        <mtr>
          <mtd>
            <mrow>
              <mrow>
                <mrow>
                  <mn>0</mn>
                  <mo stretchy="false">+</mo>
                  <mn>0</mn>
                </mrow>
                <mo stretchy="false">=</mo>
                <mn>0</mn>
              </mrow>
            </mrow>
          </mtd>
        </mtr>
        <mtr>
          <mtd>
            <mrow>
              <mrow>
                <mrow>
                  <mn>0</mn>
                  <mo stretchy="false">+</mo>
                  <mn>1</mn>
                </mrow>
                <mo stretchy="false">=</mo>
                <mn>1</mn>
              </mrow>
            </mrow>
          </mtd>
        </mtr>
        <mtr>
          <mtd>
            <mrow>
              <mrow>
                <mrow>
                  <mn>1</mn>
                  <mo stretchy="false">+</mo>
                  <mn>0</mn>
                </mrow>
                <mo stretchy="false">=</mo>
                <mn>1</mn>
              </mrow>
            </mrow>
          </mtd>
        </mtr>
        <mtr>
          <mtd>
            <mrow>
              <mrow>
                <mrow>
                  <mn>1</mn>
                  <mo stretchy="false">+</mo>
                  <mn>1</mn>
                </mrow>
                <mo stretchy="false">=</mo>
                <mn>1</mn>
              </mrow>
            </mrow>
          </mtd>
        </mtr>
      </mtable>
    </mrow>
    <annotation encoding="StarMath 5.0">stack{
alignl 0+0=0 #
alignl 0+1=1 #
alignl 1+0=1 #
alignl 1+1=1 }</annotation>
  </semantics>
</math>
</file>